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A000000D756BB09B5E3C6424E.png" manifest:media-type="image/png"/>
  <manifest:file-entry manifest:full-path="Pictures/100000000000010C000000BCEDD23821DB618666.png" manifest:media-type="image/png"/>
  <manifest:file-entry manifest:full-path="Pictures/10000000000000DC000000E51943E8FA4AA6A36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opacity="100%" draw:opacity-name="" draw:textarea-horizontal-align="justify" draw:textarea-vertical-align="middle" draw:auto-grow-height="false" fo:min-height="8.554cm" fo:min-width="13.685cm"/>
    </style:style>
    <style:style style:name="gr2" style:family="graphic" style:parent-style-name="standard">
      <style:graphic-properties draw:stroke="none" svg:stroke-color="#000000" draw:fill="solid" draw:fill-color="#ffffff" draw:opacity="100%" draw:opacity-name="" draw:textarea-vertical-align="middle" fo:min-height="4.757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="solid" draw:fill-color="#ffffff" draw:opacity="100%" draw:opacity-name="" draw:textarea-horizontal-align="justify" draw:textarea-vertical-align="middle" draw:auto-grow-height="false" fo:min-height="2.859cm" fo:min-width="3.954cm"/>
    </style:style>
    <style:style style:name="gr5" style:family="graphic" style:parent-style-name="standard" style:list-style-name="L1">
      <style:graphic-properties draw:stroke="none" svg:stroke-color="#000000" draw:fill="solid" draw:fill-color="#ffffff" draw:opacity="100%" draw:opacity-name="" draw:textarea-vertical-align="middle" fo:min-height="2.583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solid" draw:fill-color="#ffffff" draw:opacity="100%" draw:opacity-name="" draw:textarea-horizontal-align="center" draw:textarea-vertical-align="middle" draw:color-mode="greyscale" draw:luminance="0%" draw:contrast="0%" draw:gamma="100%" draw:red="0%" draw:green="0%" draw:blue="0%" fo:clip="rect(0cm, 0cm, 0cm, 0cm)" draw:image-opacity="37%" style:mirror="none"/>
      <style:paragraph-properties style:writing-mode="lr-tb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2.858cm" fo:min-width="5.478cm"/>
    </style:style>
    <style:style style:name="gr8" style:family="graphic" style:parent-style-name="standard" style:list-style-name="L1">
      <style:graphic-properties draw:stroke="none" svg:stroke-color="#000000" draw:fill="none" draw:fill-color="#ffffff" draw:textarea-vertical-align="middle" fo:min-height="2.583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0cm, 0cm, 0cm, 0cm)" draw:image-opacity="37%" style:mirror="none"/>
      <style:paragraph-properties style:writing-mode="lr-tb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3.272cm" fo:min-width="5.83cm"/>
    </style:style>
    <style:style style:name="gr11" style:family="graphic" style:parent-style-name="standard" style:list-style-name="L1">
      <style:graphic-properties draw:stroke="none" svg:stroke-color="#000000" draw:fill="none" draw:fill-color="#ffffff" draw:textarea-vertical-align="middle" fo:min-height="2.754cm"/>
      <style:paragraph-properties style:writing-mode="lr-tb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3.963cm" fo:min-width="7.673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856cm" fo:min-width="1.81cm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="solid" draw:fill-color="#ffffff" fo:min-height="0.993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color="#000000" draw:marker-start="Arrow" draw:marker-end="Arrow" draw:textarea-vertical-align="middle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916cm" fo:min-width="1.375cm"/>
    </style:style>
    <style:style style:name="gr18" style:family="graphic" style:parent-style-name="standard">
      <style:graphic-properties draw:stroke="none" draw:fill="none" fo:min-height="3.787cm"/>
      <style:paragraph-properties style:writing-mode="lr-tb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9.796cm" fo:min-width="5.715cm"/>
    </style:style>
    <style:style style:name="gr20" style:family="graphic" style:parent-style-name="standard">
      <style:graphic-properties draw:stroke="none" draw:fill="none" fo:min-height="2.583cm"/>
      <style:paragraph-properties style:writing-mode="lr-tb"/>
    </style:style>
    <style:style style:name="gr21" style:family="graphic" style:parent-style-name="standard">
      <style:graphic-properties draw:stroke="none" draw:fill="none" fo:min-height="4.795cm"/>
      <style:paragraph-properties style:writing-mode="lr-tb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0.373cm" fo:min-width="0.205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915cm" fo:min-width="1.375cm"/>
    </style:style>
    <style:style style:name="gr24" style:family="graphic" style:parent-style-name="standard">
      <style:graphic-properties svg:stroke-color="#000000" draw:textarea-vertical-align="middle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113cm" fo:min-width="0cm"/>
    </style:style>
    <style:style style:name="gr26" style:family="graphic" style:parent-style-name="standard">
      <style:graphic-properties svg:stroke-color="#808080" draw:textarea-vertical-align="middle"/>
    </style:style>
    <style:style style:name="P1" style:family="paragraph">
      <loext:graphic-properties draw:fill="solid" draw:fill-color="#ffffff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 draw:opacity="100%"/>
      <style:paragraph-properties fo:text-align="center" style:writing-mode="lr-tb"/>
      <style:text-properties style:font-name="arial1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 style:writing-mode="lr-tb"/>
      <style:text-properties style:font-name="arial1" fo:font-weight="bold" style:font-weight-asian="bold" style:font-weight-complex="bold"/>
    </style:style>
    <style:style style:name="P7" style:family="paragraph">
      <loext:graphic-properties draw:fill="solid" draw:fill-color="#ffffff" draw:opacity="100%"/>
      <style:paragraph-properties fo:text-align="center" style:writing-mode="lr-tb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arial1" fo:font-weight="bold" style:font-weight-asian="bold" style:font-weight-complex="bold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solid" draw:fill-color="#ffffff"/>
      <style:paragraph-properties style:writing-mode="lr-tb"/>
    </style:style>
    <style:style style:name="P12" style:family="paragraph">
      <style:paragraph-properties fo:text-align="center"/>
      <style:text-properties fo:font-size="17.2999992370605pt"/>
    </style:style>
    <style:style style:name="P13" style:family="paragraph">
      <loext:graphic-properties draw:fill="none"/>
      <style:paragraph-properties fo:text-align="center" style:writing-mode="lr-tb"/>
      <style:text-properties fo:font-size="17.2999992370605pt" style:font-size-asian="18pt" style:font-size-complex="18pt"/>
    </style:style>
    <style:style style:name="P14" style:family="paragraph">
      <style:paragraph-properties fo:margin-top="0.102cm" fo:margin-bottom="0cm"/>
      <style:text-properties fo:font-size="17.2999992370605pt"/>
    </style:style>
    <style:style style:name="P15" style:family="paragraph">
      <loext:graphic-properties draw:fill="none"/>
      <style:paragraph-properties fo:margin-top="0.102cm" fo:margin-bottom="0cm" style:writing-mode="lr-tb"/>
      <style:text-properties fo:font-size="17.2999992370605pt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custom-shape draw:style-name="gr1" draw:text-style-name="P1" draw:layer="layout" svg:width="14.185cm" svg:height="8.804cm" svg:x="2.335cm" svg:y="9.439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7.483cm" svg:height="5.007cm" svg:x="6.109cm" svg:y="11.424cm">
            <draw:text-box>
              <text:p text:style-name="P2"><text:span text:style-name="T1">Oz-Finance API</text:span></text:p>
            </draw:text-box>
          </draw:frame>
        </draw:g>
        <draw:frame draw:style-name="gr3" draw:text-style-name="P4" draw:layer="layout" svg:width="3.032cm" svg:height="2.755cm" svg:x="3.288cm" svg:y="10.371cm">
          <draw:image xlink:href="Pictures/10000000000000DC000000E51943E8FA4AA6A364.png" xlink:type="simple" xlink:show="embed" xlink:actuate="onLoad" loext:mime-type="image/png">
            <text:p/>
          </draw:image>
        </draw:frame>
        <draw:g xml:id="id3" draw:id="id3">
          <draw:g>
            <draw:custom-shape draw:style-name="gr4" draw:text-style-name="P1" draw:layer="layout" svg:width="4.454cm" svg:height="3.109cm" svg:x="19.334cm" svg:y="9.2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" draw:text-style-name="P6" draw:layer="layout" svg:width="3.539cm" svg:height="2.833cm" svg:x="19.791cm" svg:y="9.417cm">
              <draw:text-box>
                <text:p text:style-name="P5"><text:span text:style-name="T1">Redix</text:span></text:p>
              </draw:text-box>
            </draw:frame>
          </draw:g>
          <draw:frame draw:style-name="gr6" draw:text-style-name="P7" draw:layer="layout" svg:width="1.133cm" svg:height="0.723cm" svg:x="22.396cm" svg:y="9.38cm">
            <draw:image xlink:href="Pictures/100000000000010C000000BCEDD23821DB618666.png" xlink:type="simple" xlink:show="embed" xlink:actuate="onLoad" loext:mime-type="image/png">
              <text:p text:style-name="P2"><text:s/></text:p>
            </draw:image>
          </draw:frame>
        </draw:g>
        <draw:g xml:id="id12" draw:id="id12">
          <draw:g>
            <draw:custom-shape draw:style-name="gr7" draw:text-style-name="P4" draw:layer="layout" svg:width="5.978cm" svg:height="3.108cm" svg:x="35.408cm" svg:y="4.4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8" draw:layer="layout" svg:width="4.75cm" svg:height="2.833cm" svg:x="36.022cm" svg:y="4.683cm">
              <draw:text-box>
                <text:p text:style-name="P5"><text:span text:style-name="T1">MySQL</text:span></text:p>
              </draw:text-box>
            </draw:frame>
          </draw:g>
          <draw:frame draw:style-name="gr9" draw:text-style-name="P9" draw:layer="layout" svg:width="1.518cm" svg:height="0.725cm" svg:x="39.497cm" svg:y="4.808cm">
            <draw:image xlink:href="Pictures/100000000000010C000000BCEDD23821DB618666.png" xlink:type="simple" xlink:show="embed" xlink:actuate="onLoad" loext:mime-type="image/png">
              <text:p text:style-name="P2"><text:s/></text:p>
            </draw:image>
          </draw:frame>
        </draw:g>
        <draw:g xml:id="id5" draw:id="id5">
          <draw:g>
            <draw:custom-shape draw:style-name="gr10" draw:text-style-name="P4" draw:layer="layout" svg:width="6.33cm" svg:height="3.522cm" svg:x="26.601cm" svg:y="20.27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1" draw:text-style-name="P8" draw:layer="layout" svg:width="5.029cm" svg:height="3.004cm" svg:x="27.252cm" svg:y="20.592cm">
              <draw:text-box>
                <text:p text:style-name="P5"><text:span text:style-name="T1">Elastic Search</text:span></text:p>
              </draw:text-box>
            </draw:frame>
          </draw:g>
          <draw:frame draw:style-name="gr9" draw:text-style-name="P9" draw:layer="layout" svg:width="1.607cm" svg:height="0.819cm" svg:x="30.933cm" svg:y="20.631cm">
            <draw:image xlink:href="Pictures/100000000000010C000000BCEDD23821DB618666.png" xlink:type="simple" xlink:show="embed" xlink:actuate="onLoad" loext:mime-type="image/png">
              <text:p text:style-name="P2"><text:s/></text:p>
            </draw:image>
          </draw:frame>
        </draw:g>
        <draw:g xml:id="id1" draw:id="id1">
          <draw:g>
            <draw:custom-shape draw:style-name="gr12" draw:text-style-name="P10" draw:layer="layout" svg:width="8.207cm" svg:height="4.247cm" svg:x="16.804cm" svg:y="19.901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0" draw:layer="layout" svg:width="2.344cm" svg:height="1.14cm" svg:x="15.7cm" svg:y="20.707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0" draw:layer="layout" svg:width="2.344cm" svg:height="1.14cm" svg:x="15.7cm" svg:y="22.283cm">
              <text:p/>
              <draw:enhanced-geometry svg:viewBox="0 0 21600 21600" draw:type="rectangle" draw:enhanced-path="M 0 0 L 21600 0 21600 21600 0 21600 0 0 Z N"/>
            </draw:custom-shape>
            <draw:frame draw:style-name="gr14" draw:text-style-name="P11" draw:layer="layout" svg:width="4.466cm" svg:height="1.243cm" svg:x="19.031cm" svg:y="21.601cm">
              <draw:text-box>
                <text:p><text:span text:style-name="T1">Elasticquent</text:span></text:p>
              </draw:text-box>
            </draw:frame>
          </draw:g>
          <draw:frame draw:style-name="gr15" draw:text-style-name="P10" draw:layer="layout" svg:width="1.29cm" svg:height="1.047cm" svg:x="23.436cm" svg:y="20.107cm">
            <draw:image xlink:href="Pictures/10000000000000EA000000D756BB09B5E3C6424E.png" xlink:type="simple" xlink:show="embed" xlink:actuate="onLoad" loext:mime-type="image/png">
              <text:p/>
            </draw:image>
          </draw:frame>
        </draw:g>
        <draw:connector draw:style-name="gr16" draw:text-style-name="P2" draw:layer="layout" svg:x1="15.7cm" svg:y1="22.024cm" svg:x2="9.427cm" svg:y2="18.243cm" draw:start-shape="id1" draw:start-glue-point="3" draw:end-shape="id2" draw:end-glue-point="2" svg:d="M15700 22024h-6273v-3781" svg:viewBox="0 0 6274 3782">
          <text:p/>
        </draw:connector>
        <draw:connector draw:style-name="gr16" draw:text-style-name="P2" draw:layer="layout" svg:x1="19.334cm" svg:y1="10.785cm" svg:x2="16.52cm" svg:y2="13.841cm" draw:start-shape="id3" draw:start-glue-point="3" draw:end-shape="id2" svg:d="M19334 10785h-1407v3056h-1407" svg:viewBox="0 0 2815 3057">
          <text:p/>
        </draw:connector>
        <draw:g xml:id="id6" draw:id="id6">
          <draw:custom-shape draw:style-name="gr17" draw:text-style-name="P4" draw:layer="layout" svg:width="1.875cm" svg:height="1.865cm" svg:x="28.428cm" svg:y="10.26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8" draw:text-style-name="P9" draw:layer="layout" svg:width="4.882cm" svg:height="4.037cm" svg:x="27.07cm" svg:y="12.443cm">
            <draw:text-box>
              <text:p text:style-name="P2"><text:span text:style-name="T1">Company </text:span><text:span text:style-name="T1">UUID 1</text:span></text:p>
            </draw:text-box>
          </draw:frame>
        </draw:g>
        <draw:g xml:id="id4" draw:id="id4">
          <draw:custom-shape draw:style-name="gr17" draw:text-style-name="P4" draw:layer="layout" svg:width="1.875cm" svg:height="1.865cm" svg:x="28.428cm" svg:y="14.51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8" draw:text-style-name="P9" draw:layer="layout" svg:width="4.882cm" svg:height="4.037cm" svg:x="27.07cm" svg:y="16.69cm">
            <draw:text-box>
              <text:p text:style-name="P2"><text:span text:style-name="T1">Comp</text:span><text:span text:style-name="T1">any </text:span><text:span text:style-name="T1">UUID </text:span><text:span text:style-name="T1">2</text:span></text:p>
            </draw:text-box>
          </draw:frame>
        </draw:g>
        <draw:custom-shape draw:style-name="gr19" draw:text-style-name="P4" xml:id="id9" draw:id="id9" draw:layer="layout" svg:width="6.215cm" svg:height="10.046cm" svg:x="26.484cm" svg:y="9.128cm">
          <text:p/>
          <draw:enhanced-geometry svg:viewBox="0 0 21600 21600" draw:type="rectangle" draw:enhanced-path="M 0 0 L 21600 0 21600 21600 0 21600 0 0 Z N"/>
        </draw:custom-shape>
        <draw:frame draw:style-name="gr20" draw:text-style-name="P13" draw:layer="layout" svg:width="6.098cm" svg:height="2.833cm" svg:x="26.565cm" svg:y="9.119cm">
          <draw:text-box>
            <text:p text:style-name="P12"><text:span text:style-name="T2">Multi </text:span><text:span text:style-name="T2">tenan</text:span><text:span text:style-name="T2">cy</text:span></text:p>
          </draw:text-box>
        </draw:frame>
        <draw:connector draw:style-name="gr16" draw:text-style-name="P2" draw:layer="layout" svg:x1="31.952cm" svg:y1="17.62cm" svg:x2="32.931cm" svg:y2="22.038cm" draw:start-shape="id4" draw:start-glue-point="1" draw:end-shape="id5" draw:end-glue-point="1" svg:d="M31952 17620h1480v4418h-501" svg:viewBox="0 0 1481 4419">
          <text:p/>
        </draw:connector>
        <draw:connector draw:style-name="gr16" draw:text-style-name="P2" draw:layer="layout" svg:x1="31.952cm" svg:y1="13.373cm" svg:x2="32.931cm" svg:y2="22.038cm" draw:start-shape="id6" draw:start-glue-point="1" draw:end-shape="id5" draw:end-glue-point="1" svg:d="M31952 13373h1480v8665h-501" svg:viewBox="0 0 1481 8666">
          <text:p/>
        </draw:connector>
        <draw:frame draw:style-name="gr21" draw:text-style-name="P15" draw:layer="layout" svg:width="3.399cm" svg:height="5.045cm" svg:x="33.519cm" svg:y="16.231cm">
          <draw:text-box>
            <text:p text:style-name="P14"><text:span text:style-name="T3">Indexing, query</text:span></text:p>
          </draw:text-box>
        </draw:frame>
        <draw:custom-shape draw:style-name="gr22" draw:text-style-name="P4" xml:id="id7" draw:id="id7" draw:layer="layout" svg:width="1.407cm" svg:height="1.245cm" svg:x="20.706cm" svg:y="13.2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2" draw:layer="layout" svg:x1="20.706cm" svg:y1="13.847cm" svg:x2="16.52cm" svg:y2="13.841cm" draw:start-shape="id7" draw:start-glue-point="5" draw:end-shape="id2" svg:d="M20706 13847h-2094v-6h-2092" svg:viewBox="0 0 4187 7">
          <text:p/>
        </draw:connector>
        <draw:connector draw:style-name="gr16" draw:text-style-name="P2" xml:id="id8" draw:id="id8" draw:layer="layout" svg:x1="22.113cm" svg:y1="13.847cm" svg:x2="27.07cm" svg:y2="13.373cm" draw:start-shape="id7" draw:start-glue-point="7" draw:end-shape="id6" draw:end-glue-point="3" svg:d="M22113 13847h2479v-474h2478" svg:viewBox="0 0 4958 475">
          <text:p/>
        </draw:connector>
        <draw:connector draw:style-name="gr16" draw:text-style-name="P2" draw:layer="layout" svg:x1="22.113cm" svg:y1="13.847cm" svg:x2="27.07cm" svg:y2="17.62cm" draw:start-shape="id7" draw:start-glue-point="7" draw:end-shape="id4" draw:end-glue-point="3" svg:d="M22113 13847h2479v3773h2478" svg:viewBox="0 0 4958 3774">
          <text:p/>
        </draw:connector>
        <draw:g xml:id="id11" draw:id="id11">
          <draw:custom-shape draw:style-name="gr23" draw:text-style-name="P4" draw:layer="layout" svg:width="1.875cm" svg:height="1.864cm" svg:x="28.428cm" svg:y="4.4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8" draw:text-style-name="P9" draw:layer="layout" svg:width="4.882cm" svg:height="4.037cm" svg:x="27.07cm" svg:y="6.662cm">
            <draw:text-box>
              <text:p text:style-name="P2"><text:span text:style-name="T1">O</text:span><text:span text:style-name="T1">z</text:span><text:span text:style-name="T1">-</text:span><text:span text:style-name="T1">f</text:span><text:span text:style-name="T1">i</text:span><text:span text:style-name="T1">n</text:span><text:span text:style-name="T1">a</text:span><text:span text:style-name="T1">n</text:span><text:span text:style-name="T1">c</text:span><text:span text:style-name="T1">e</text:span><text:span text:style-name="T1"> </text:span></text:p>
            </draw:text-box>
          </draw:frame>
        </draw:g>
        <draw:connector draw:style-name="gr24" draw:text-style-name="P2" draw:layer="layout" draw:line-skew="-4.248cm" svg:x1="24.592cm" svg:y1="13.61cm" svg:x2="28.308cm" svg:y2="5.089cm" draw:start-shape="id8" draw:start-glue-point="0" svg:d="M24592 13610v-8927h3716v406" svg:viewBox="0 0 3717 8928">
          <text:p/>
        </draw:connector>
        <draw:connector draw:style-name="gr16" draw:text-style-name="P2" draw:layer="layout" draw:type="line" svg:x1="25.011cm" svg:y1="22.024cm" svg:x2="26.601cm" svg:y2="22.038cm" draw:start-shape="id1" draw:start-glue-point="1" draw:end-shape="id5" draw:end-glue-point="3" svg:d="M25011 22024l1590 14" svg:viewBox="0 0 1591 15">
          <text:p/>
        </draw:connector>
        <draw:custom-shape draw:style-name="gr25" draw:text-style-name="P4" xml:id="id10" draw:id="id10" draw:layer="layout" svg:width="0.82cm" svg:height="0.725cm" svg:x="32.971cm" svg:y="5.6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2" draw:layer="layout" svg:x1="29.591cm" svg:y1="9.128cm" svg:x2="33.381cm" svg:y2="6.396cm" draw:start-shape="id9" draw:end-shape="id10" draw:end-glue-point="6" svg:d="M29591 9128v-1366h3790v-1366" svg:viewBox="0 0 3791 2733">
          <text:p/>
        </draw:connector>
        <draw:connector draw:style-name="gr24" draw:text-style-name="P2" draw:layer="layout" svg:x1="29.511cm" svg:y1="4.486cm" svg:x2="33.381cm" svg:y2="5.671cm" draw:start-shape="id11" draw:end-shape="id10" draw:end-glue-point="4" svg:d="M29511 4486v-501h3870v1686" svg:viewBox="0 0 3871 1687">
          <text:p/>
        </draw:connector>
        <draw:connector draw:style-name="gr26" draw:text-style-name="P2" draw:layer="layout" svg:x1="33.791cm" svg:y1="6.034cm" svg:x2="35.408cm" svg:y2="6.05cm" draw:start-shape="id10" draw:start-glue-point="7" draw:end-shape="id12" draw:end-glue-point="3" svg:d="M33791 6034h809v16h808" svg:viewBox="0 0 1618 17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15T16:57:51.248766559</meta:creation-date>
    <dc:date>2024-01-17T15:31:47.641170574</dc:date>
    <meta:editing-duration>PT18M48S</meta:editing-duration>
    <meta:editing-cycles>6</meta:editing-cycles>
    <meta:generator>LibreOffice/6.4.7.2$Linux_X86_64 LibreOffice_project/40$Build-2</meta:generator>
    <meta:document-statistic meta:object-count="52"/>
  </office:meta>
</office:document-meta>
</file>